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gradient" draw:fill-gradient-name="blau8_20_-_20_weiß" draw:textarea-horizontal-align="left" draw:textarea-vertical-align="top" draw:auto-grow-height="false" fo:padding-top="0.05cm" fo:padding-bottom="0.05cm" fo:padding-left="0.05cm" fo:padding-right="0.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0cm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5" style:family="graphic" style:parent-style-name="standard">
      <style:graphic-properties draw:marker-start-width="0.2cm" draw:marker-end="Arrow_20_concave" draw:marker-end-width="0.2cm" draw:textarea-horizontal-align="center"/>
    </style:style>
    <style:style style:name="gr6" style:family="graphic" style:parent-style-name="standard">
      <style:graphic-properties draw:marker-start-width="0.2cm" draw:marker-end="Arrow_20_concave" draw:marker-end-width="0.2cm" draw:textarea-horizontal-align="center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  <style:text-properties fo:color="#ffffff" fo:font-size="8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size="8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style:use-window-font-color="true" fo:font-size="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fo:text-indent="0cm"/>
      <style:text-properties fo:font-size="6pt"/>
    </style:style>
    <style:style style:name="T1" style:family="text">
      <style:text-properties fo:color="#ffffff" fo:font-size="8pt" fo:font-weight="bold" style:font-size-asian="18pt" style:font-size-complex="18pt"/>
    </style:style>
    <style:style style:name="T2" style:family="text">
      <style:text-properties fo:color="#ffffff" fo:font-size="7pt" style:font-size-asian="18pt" style:font-size-complex="18pt"/>
    </style:style>
    <style:style style:name="T3" style:family="text">
      <style:text-properties fo:color="#ffffff" fo:font-size="6pt" fo:font-weight="bold" style:font-size-asian="18pt" style:font-size-complex="18pt"/>
    </style:style>
    <style:style style:name="T4" style:family="text">
      <style:text-properties style:use-window-font-color="true" fo:font-size="8pt" fo:font-weight="bold" style:font-size-asian="18pt" style:font-size-complex="18pt"/>
    </style:style>
    <style:style style:name="T5" style:family="text">
      <style:text-properties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1cm" svg:height="7.5cm" svg:x="0cm" svg:y="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65.36993273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0.502cm" svg:height="1.237cm" svg:x="4.258cm" svg:y="11.236cm">
          <draw:text-box>
            <text:p/>
          </draw:text-box>
        </draw:frame>
        <draw:custom-shape draw:style-name="gr3" draw:text-style-name="P3" draw:id="id8" draw:layer="layout" svg:width="3.75cm" svg:height="0.5cm" draw:transform="rotate (3.1415926535892) translate (7.5cm 0.75cm)">
          <text:p text:style-name="P2"><text:span text:style-name="T1">CAN Communication</text:span></text:p>
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7" draw:layer="layout" svg:width="4.25cm" svg:height="0.75cm" draw:transform="rotate (3.1415926535892) translate (7.75cm 2cm)">
          <text:p text:style-name="P2"><text:span text:style-name="T1">Communication Services</text:span></text:p>
          <text:p text:style-name="P2"><text:span text:style-name="T1">ISO 11783</text:span></text:p>
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6" draw:layer="layout" svg:width="3.75cm" svg:height="0.75cm" draw:transform="rotate (3.1415926535892) translate (7.5cm 3.25cm)">
          <text:p text:style-name="P4"><text:span text:style-name="T1">Scheduler</text:span></text:p>
          <text:p text:style-name="P4"><text:span text:style-name="T2">Coordinates all services</text:span></text:p>
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5" draw:layer="layout" svg:width="5.5cm" svg:height="0.75cm" draw:transform="rotate (3.1415926535892) translate (8.25cm 4.5cm)">
          <draw:glue-point draw:id="4" svg:x="0.909cm" svg:y="5cm"/>
          <draw:glue-point draw:id="5" svg:x="0.454cm" svg:y="5cm"/>
          <draw:glue-point draw:id="6" svg:x="4.545cm" svg:y="5cm"/>
          <draw:glue-point draw:id="7" svg:x="0.227cm" svg:y="-5cm"/>
          <draw:glue-point draw:id="8" svg:x="-4.545cm" svg:y="5cm"/>
          <text:p text:style-name="P4"><text:span text:style-name="T1">Network Management </text:span><text:span text:style-name="T3">(Part 5)</text:span></text:p>
          <text:p text:style-name="P4"><text:span text:style-name="T2">Monitor lists of all nodes on this network</text:span></text:p>
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9" draw:layer="layout" svg:width="4cm" svg:height="1cm" draw:transform="rotate (3.1415926535892) translate (4.25cm 6cm)">
          <draw:glue-point draw:id="4" svg:x="0.625cm" svg:y="-5cm"/>
          <text:p text:style-name="P4"><text:span text:style-name="T1">Application Layer </text:span><text:span text:style-name="T3">(Part 7)</text:span></text:p>
          <text:p text:style-name="P4"><text:span text:style-name="T2">Periodically sent base data</text:span></text:p>
          <text:p text:style-name="P4"><text:span text:style-name="T2">(mostly tractor)</text:span></text:p>
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3" draw:layer="layout" svg:width="3.25cm" svg:height="0.75cm" draw:transform="rotate (3.1415926535892) translate (10.75cm 5.95cm)">
          <draw:glue-point draw:id="4" svg:x="-1.923cm" svg:y="-4.333cm"/>
          <text:p text:style-name="P4"><text:span text:style-name="T1">Process Data </text:span><text:span text:style-name="T3">(Part 7)</text:span></text:p>
          <text:p text:style-name="P4"><text:span text:style-name="T2">Process-Data</text:span></text:p>
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2" draw:layer="layout" svg:width="2.75cm" svg:height="1cm" draw:transform="rotate (3.1415926535892) translate (7.25cm 6cm)">
          <draw:glue-point draw:id="4" svg:x="0.454cm" svg:y="-5cm"/>
          <draw:glue-point draw:id="5" svg:x="-0.454cm" svg:y="-5cm"/>
          <text:p text:style-name="P4"><text:span text:style-name="T1">DataLink </text:span><text:span text:style-name="T3">(Part 3)</text:span></text:p>
          <text:p text:style-name="P4"><text:span text:style-name="T2">Send stream of more</text:span></text:p>
          <text:p text:style-name="P4"><text:span text:style-name="T2">than eight bytes</text:span></text:p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" draw:layer="layout" svg:width="6cm" svg:height="0.75cm" draw:transform="rotate (3.1415926535892) translate (8.75cm 7.25cm)">
          <draw:glue-point draw:id="4" svg:x="0.227cm" svg:y="-5cm"/>
          <text:p text:style-name="P4"><text:span text:style-name="T1">Virtual Terminal Client </text:span><text:span text:style-name="T3">(Part 6)</text:span></text:p>
          <text:p text:style-name="P4"><text:span text:style-name="T2">Upload, layout and control of virtual terminal</text:span></text:p>
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4" draw:layer="layout" svg:width="2cm" svg:height="0.5cm" draw:transform="rotate (3.1415926535892) translate (10.75cm 3.25cm)">
          <text:p text:style-name="P4"><text:span text:style-name="T4">EEPROM</text:span></text:p>
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5.886cm" svg:y1="6.5cm" svg:x2="5.875cm" svg:y2="6cm" draw:start-shape="id1" draw:start-glue-point="4" draw:end-shape="id2" draw:end-glue-point="2">
          <text:p/>
        </draw:connector>
        <draw:connector draw:style-name="gr6" draw:text-style-name="P9" draw:layer="layout" draw:type="line" svg:x1="9.125cm" svg:y1="5.2cm" svg:x2="9.75cm" svg:y2="3.25cm" draw:start-shape="id3" draw:end-shape="id4">
          <text:p text:style-name="P8"><text:span text:style-name="T5">store and reload</text:span><text:span text:style-name="T5"><text:line-break/></text:span><text:span text:style-name="T5"> <text:s text:c="8"/>accumulated values</text:span></text:p>
        </draw:connector>
        <draw:connector draw:style-name="gr5" draw:text-style-name="P7" draw:layer="layout" draw:type="line" svg:x1="8.501cm" svg:y1="5.251cm" svg:x2="7.999cm" svg:y2="4.5cm" draw:start-shape="id3" draw:start-glue-point="4" draw:end-shape="id5" draw:end-glue-point="6">
          <text:p/>
        </draw:connector>
        <draw:connector draw:style-name="gr5" draw:text-style-name="P7" draw:layer="layout" draw:type="line" svg:x1="5.624cm" svg:y1="3.75cm" svg:x2="5.625cm" svg:y2="3.25cm" draw:start-shape="id5" draw:start-glue-point="7" draw:end-shape="id6" draw:end-glue-point="2">
          <text:p/>
        </draw:connector>
        <draw:connector draw:style-name="gr5" draw:text-style-name="P7" draw:layer="layout" draw:type="line" svg:x1="5.625cm" svg:y1="2.5cm" svg:x2="5.625cm" svg:y2="2cm" draw:start-shape="id6" draw:start-glue-point="0" draw:end-shape="id7" draw:end-glue-point="2">
          <text:p/>
        </draw:connector>
        <draw:connector draw:style-name="gr5" draw:text-style-name="P7" draw:layer="layout" draw:type="line" svg:x1="5.625cm" svg:y1="1.25cm" svg:x2="5.625cm" svg:y2="0.75cm" draw:start-shape="id7" draw:start-glue-point="0" draw:end-shape="id8" draw:end-glue-point="2">
          <text:p/>
        </draw:connector>
        <draw:connector draw:style-name="gr5" draw:text-style-name="P7" draw:layer="layout" draw:type="line" svg:x1="2.5cm" svg:y1="5cm" svg:x2="3.001cm" svg:y2="4.5cm" draw:start-shape="id9" draw:start-glue-point="4" draw:end-shape="id5" draw:end-glue-point="8">
          <text:p/>
        </draw:connector>
        <draw:connector draw:style-name="gr5" draw:text-style-name="P7" draw:layer="layout" draw:type="line" svg:x1="5.999cm" svg:y1="5cm" svg:x2="5.999cm" svg:y2="4.5cm" draw:start-shape="id2" draw:start-glue-point="4" draw:end-shape="id5" draw:end-glue-point="4">
          <text:p/>
        </draw:connector>
        <draw:connector draw:style-name="gr5" draw:text-style-name="P7" draw:layer="layout" draw:type="line" svg:x1="5.751cm" svg:y1="5cm" svg:x2="5.749cm" svg:y2="4.5cm" draw:start-shape="id2" draw:start-glue-point="5" draw:end-shape="id5" draw:end-glue-point="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blau8_20_-_20_weiß" draw:display-name="blau8 - weiß" draw:style="linear" draw:start-color="#99ccff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05cm" fo:page-height="7.5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7-12-18T16:41:21</dc:date>
    <dc:language>de-DE</dc:language>
    <meta:editing-cycles>24</meta:editing-cycles>
    <meta:editing-duration>PT7H13M52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